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0.198cm" fo:min-width="0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054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20.912cm" fo:min-width="20.662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4.75cm" fo:min-width="34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4.75cm" fo:min-width="1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4.75cm" fo:min-width="99.5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77cm" fo:min-width="6.52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48pt" style:font-size-asian="48pt" style:font-size-complex="48pt"/>
    </style:style>
    <style:style style:name="P4" style:family="paragraph">
      <style:paragraph-properties fo:text-align="center" style:writing-mode="lr-tb"/>
      <style:text-properties fo:font-size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svg:x="202.8cm" svg:y="100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43cm" svg:x="20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0cm" svg:height="30cm" svg:x="26.001cm" svg:y="7.001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5cm" svg:height="15cm" svg:x="0cm" svg:y="40cm">
          <text:p text:style-name="P4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0cm" svg:height="30cm" svg:x="60cm" svg:y="7cm">
          <text:p text:style-name="P3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0cm" svg:height="30cm" svg:x="96cm" svg:y="7.002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0cm" svg:height="30cm" svg:x="43cm" svg:y="35cm">
          <text:p text:style-name="P3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0cm" svg:height="30cm" svg:x="78cm" svg:y="35.003cm">
          <text:p text:style-name="P3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0cm" svg:height="30cm" svg:x="60cm" svg:y="64cm">
          <text:p text:style-name="P3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5cm" svg:height="15cm" draw:transform="rotate (0.785398163397448) translate (81.98cm 0.607cm)">
          <text:p text:style-name="P4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0cm" svg:height="30cm" svg:x="20cm" svg:y="64.001cm">
          <text:p text:style-name="P3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00cm" svg:height="15cm" draw:transform="skewX (-1.58933534390783E-016) rotate (0.785398163397448) translate (99.102cm 90.711cm)">
          <text:p text:style-name="P4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0cm" svg:height="10cm" svg:x="87.001cm" svg:y="92cm">
          <text:p text:style-name="P3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4.8cm" fo:page-height="10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21T11:30:12.114643546</meta:creation-date>
    <dc:date>2024-11-06T18:10:28.308829654</dc:date>
    <dc:creator>Aurel Wisse</dc:creator>
    <meta:editing-duration>PT54M19S</meta:editing-duration>
    <meta:editing-cycles>10</meta:editing-cycles>
    <meta:generator>LibreOffice/7.3.7.2$Linux_X86_64 LibreOffice_project/30$Build-2</meta:generator>
    <meta:document-statistic meta:object-count="13"/>
  </office:meta>
</office:document-meta>
</file>